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ed719" officeooo:paragraph-rsid="000ed719"/>
    </style:style>
    <style:style style:name="P2" style:family="paragraph" style:parent-style-name="Text_20_body">
      <style:text-properties officeooo:rsid="000ed719" officeooo:paragraph-rsid="00123c28"/>
    </style:style>
    <style:style style:name="P3" style:family="paragraph" style:parent-style-name="Title">
      <style:text-properties officeooo:rsid="000ed719" officeooo:paragraph-rsid="000ed719"/>
    </style:style>
    <style:style style:name="P4" style:family="paragraph" style:parent-style-name="Text_20_body">
      <style:text-properties officeooo:rsid="000ed719" officeooo:paragraph-rsid="0018dded"/>
    </style:style>
    <style:style style:name="P5" style:family="paragraph" style:parent-style-name="Heading_20_3">
      <style:text-properties officeooo:rsid="000ed719" officeooo:paragraph-rsid="000ed719"/>
    </style:style>
    <style:style style:name="P6" style:family="paragraph" style:parent-style-name="Heading_20_3">
      <style:text-properties officeooo:rsid="000ed719" officeooo:paragraph-rsid="00123c28"/>
    </style:style>
    <style:style style:name="T1" style:family="text">
      <style:text-properties officeooo:rsid="00103463"/>
    </style:style>
    <style:style style:name="T2" style:family="text">
      <style:text-properties officeooo:rsid="00123c28"/>
    </style:style>
    <style:style style:name="T3" style:family="text">
      <style:text-properties officeooo:rsid="0013fd13"/>
    </style:style>
    <style:style style:name="T4" style:family="text">
      <style:text-properties officeooo:rsid="001591f1"/>
    </style:style>
    <style:style style:name="T5" style:family="text">
      <style:text-properties officeooo:rsid="0017821f"/>
    </style:style>
    <style:style style:name="T6" style:family="text">
      <style:text-properties officeooo:rsid="0018dd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t </text:p>
      <text:p text:style-name="Subtitle">bouge tes yeux</text:p>
      <text:p text:style-name="Text_20_body"/>
      <text:h text:style-name="P5" text:outline-level="3">Sprint 1 : 11/03/19 – 22/03/19</text:h>
      <text:p text:style-name="P1">Objectif :</text:p>
      <text:p text:style-name="P1">- Nathan: pouvoir s’identifier.</text:p>
      <text:p text:style-name="P1">- Clément : création début classe bilan avec plusieurs champs.</text:p>
      <text:p text:style-name="P1">- Karl : schéma <text:span text:style-name="T1">relationnel</text:span> de la bdd <text:span text:style-name="T1">+ bdd opérationnelle</text:span>.</text:p>
      <text:p text:style-name="P1">- Thomas : création d’au moins une application JS.</text:p>
      <text:p text:style-name="P1"/>
      <text:h text:style-name="P6" text:outline-level="3">Sprint 2 : 22/03/19 – 05/04/19</text:h>
      <text:p text:style-name="P4">Objectif<text:span text:style-name="T4">s</text:span> : </text:p>
      <text:p text:style-name="P4"><text:span text:style-name="T4"><text:tab/>Global -&gt; intégration de toutes les parties du groupe</text:span></text:p>
      <text:p text:style-name="P2">- Nathan : <text:span text:style-name="T6">Définir différentes autorisations en fonction de l’utilisateur</text:span></text:p>
      <text:p text:style-name="P2">- Clément : <text:span text:style-name="T6">Suppression bilan/patient, lien patient → bilan. </text:span></text:p>
      <text:p text:style-name="P2">- Karl : <text:span text:style-name="T3">Finir connexion à distance et lier la bdd à l’application web</text:span></text:p>
      <text:p text:style-name="P2">- Thomas : <text:span text:style-name="T2">Intégration de l’appli existante, développement d’une nouvelle app et page d’accueil des app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6:19:05.675000000</meta:creation-date>
    <dc:date>2019-03-25T09:44:14.406000000</dc:date>
    <meta:editing-duration>PT52M22S</meta:editing-duration>
    <meta:editing-cycles>11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15" meta:word-count="110" meta:character-count="668" meta:non-whitespace-character-count="567"/>
  </office:meta>
</office:document-meta>
</file>